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6" style:family="paragraph" style:parent-style-name="Standard">
      <style:text-properties style:font-name="Arial1" fo:font-size="12pt"/>
    </style:style>
    <style:style style:name="P7" style:family="paragraph" style:parent-style-name="Standard">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color="#ff0000"/>
    </style:style>
    <style:style style:name="P11" style:family="paragraph" style:parent-style-name="List_20_Number">
      <style:paragraph-properties fo:margin-left="0in" fo:margin-right="0in" fo:text-indent="0in" style:auto-text-indent="false"/>
    </style:style>
    <style:style style:name="P1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4" style:family="paragraph" style:parent-style-name="Text_20_body_20_indent">
      <style:paragraph-properties fo:margin-left="0in" fo:margin-right="0in" fo:text-indent="0in" style:auto-text-indent="false"/>
    </style:style>
    <style:style style:name="P15" style:family="paragraph" style:parent-style-name="Text_20_body_20_indent">
      <style:paragraph-properties fo:margin-left="0in" fo:margin-right="0in" fo:text-indent="0in" style:auto-text-indent="false"/>
      <style:text-properties fo:font-weight="normal"/>
    </style:style>
    <style:style style:name="P16" style:family="paragraph" style:parent-style-name="Contents_20_3">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Code">
      <style:paragraph-properties fo:margin-left="0in" fo:margin-right="0in" fo:text-indent="0in" style:auto-text-indent="false"/>
    </style:style>
    <style:style style:name="P1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0" style:family="paragraph" style:parent-style-name="Body_20_Text_20_Indent_20_3">
      <style:text-properties fo:font-size="10pt" style:font-size-asian="10pt" style:font-size-complex="10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000000" style:font-name="Times New Roman2" style:font-name-asian="Courier New" style:font-size-asian="9pt" style:font-name-complex="Courier New" style:font-size-complex="9pt"/>
    </style:style>
    <style:style style:name="P24" style:family="paragraph" style:parent-style-name="List_20_Number">
      <style:text-properties fo:color="#ff0000"/>
    </style:style>
    <style:style style:name="P25" style:family="paragraph" style:parent-style-name="Standard">
      <style:paragraph-properties fo:margin-left="-0.011in" fo:margin-right="0in" fo:text-indent="0in" style:auto-text-indent="false"/>
    </style:style>
    <style:style style:name="P26" style:family="paragraph" style:parent-style-name="Text_20_body_20_indent">
      <style:text-properties fo:font-style="normal" fo:font-weight="bold"/>
    </style:style>
    <style:style style:name="P27" style:family="paragraph" style:parent-style-name="Text_20_body_20_indent">
      <style:text-properties fo:font-size="12pt" style:font-size-asian="12pt" style:font-size-complex="12pt"/>
    </style:style>
    <style:style style:name="P28" style:family="paragraph" style:parent-style-name="Text_20_body_20_indent">
      <style:text-properties fo:font-weight="bold"/>
    </style:style>
    <style:style style:name="P29" style:family="paragraph" style:parent-style-name="Text_20_body_20_indent">
      <style:text-properties style:font-name="Times New Roman1" fo:font-size="12pt" fo:font-weight="bold" style:font-size-asian="12pt" style:font-size-complex="12pt"/>
    </style:style>
    <style:style style:name="P30" style:family="paragraph" style:parent-style-name="Text_20_body_20_indent">
      <style:text-properties fo:font-weight="normal"/>
    </style:style>
    <style:style style:name="P31" style:family="paragraph" style:parent-style-name="Text_20_body_20_indent">
      <style:text-properties style:font-name="Times New Roman2" fo:font-size="12pt" fo:font-style="normal" fo:font-weight="normal"/>
    </style:style>
    <style:style style:name="P32" style:family="paragraph" style:parent-style-name="Text_20_body_20_indent">
      <style:text-properties style:font-name="Arial1" fo:font-size="12pt"/>
    </style:style>
    <style:style style:name="P33" style:family="paragraph" style:parent-style-name="Text_20_body_20_indent">
      <style:text-properties fo:color="#000000" style:font-name="Times New Roman2" fo:font-size="12pt"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List_20_Number">
      <style:paragraph-properties fo:margin-left="0.2425in" fo:margin-right="0in" fo:text-indent="0in" style:auto-text-indent="false"/>
    </style:style>
    <style:style style:name="P36" style:family="paragraph" style:parent-style-name="Contents_20_4">
      <style:paragraph-properties>
        <style:tab-stops>
          <style:tab-stop style:position="5.4102in" style:type="right" style:leader-style="dotted" style:leader-text="."/>
        </style:tab-stops>
      </style:paragraph-properties>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3">
      <style:paragraph-properties>
        <style:tab-stops>
          <style:tab-stop style:position="5.6665in" style:type="right" style:leader-style="dotted" style:leader-text="."/>
        </style:tab-stops>
      </style:paragraph-properties>
    </style:style>
    <style:style style:name="P39" style:family="paragraph" style:parent-style-name="Contents_20_2">
      <style:paragraph-properties>
        <style:tab-stops>
          <style:tab-stop style:position="5.8335in" style:type="right" style:leader-style="dotted" style:leader-text="."/>
        </style:tab-stops>
      </style:paragraph-properties>
    </style:style>
    <style:style style:name="P40" style:family="paragraph" style:parent-style-name="Code">
      <style:text-properties fo:color="#ff0000"/>
    </style:style>
    <style:style style:name="P41" style:family="paragraph" style:parent-style-name="Code">
      <style:text-properties style:use-window-font-color="true"/>
    </style:style>
    <style:style style:name="P42" style:family="paragraph" style:parent-style-name="Code_20_Indented">
      <style:text-properties fo:color="#ff0000"/>
    </style:style>
    <style:style style:name="P43" style:family="paragraph" style:parent-style-name="Heading_20_1" style:list-style-name="L1"/>
    <style:style style:name="P44" style:family="paragraph" style:parent-style-name="Heading_20_2" style:list-style-name="L1"/>
    <style:style style:name="P45" style:family="paragraph" style:parent-style-name="Heading_20_2" style:list-style-name="L1">
      <style:text-properties fo:color="#ff0000"/>
    </style:style>
    <style:style style:name="P46" style:family="paragraph" style:parent-style-name="Heading_20_2" style:list-style-name="L1">
      <style:paragraph-properties fo:margin-left="-0.1437in" fo:margin-right="0in" fo:text-indent="0in" style:auto-text-indent="false"/>
    </style:style>
    <style:style style:name="P47" style:family="paragraph" style:parent-style-name="Heading_20_3" style:list-style-name="L1"/>
    <style:style style:name="P48" style:family="paragraph" style:parent-style-name="Heading_20_4" style:list-style-name="L1"/>
    <style:style style:name="P49" style:family="paragraph" style:parent-style-name="Heading_20_4" style:list-style-name="L1">
      <style:text-properties style:use-window-font-color="true"/>
    </style:style>
    <style:style style:name="P5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1" style:family="paragraph" style:parent-style-name="List_20_Number">
      <style:text-properties style:font-name="Times New Roman2" fo:font-size="12pt" fo:font-style="normal" fo:font-weight="normal"/>
    </style:style>
    <style:style style:name="P52"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font-size="12pt" fo:font-weight="normal" style:font-size-asian="12pt" style:font-size-complex="12pt"/>
    </style:style>
    <style:style style:name="T5" style:family="text">
      <style:text-properties fo:font-weight="normal"/>
    </style:style>
    <style:style style:name="T6" style:family="text">
      <style:text-properties fo:color="#000000" style:font-name="Times New Roman2" style:font-name-asian="Courier New" style:font-size-asian="9pt" style:font-name-complex="Courier New" style:font-size-complex="9pt"/>
    </style:style>
    <style:style style:name="T7" style:family="text">
      <style:text-properties fo:color="#000000" style:font-name="Times New Roman2" fo:font-size="14pt" style:font-name-asian="Courier New" style:font-size-asian="9pt" style:font-name-complex="Courier New" style:font-size-complex="9pt"/>
    </style:style>
    <style:style style:name="T8" style:family="text">
      <style:text-properties fo:color="#000000" style:font-name="Courier New" fo:font-size="14pt" style:font-name-asian="Courier New" style:font-size-asian="9pt" style:font-name-complex="Courier New" style:font-size-complex="9pt"/>
    </style:style>
    <style:style style:name="T9" style:family="text">
      <style:text-properties style:font-name="Times New Roman2" fo:font-size="12pt"/>
    </style:style>
    <style:style style:name="T10" style:family="text">
      <style:text-properties style:font-name="Arial1" fo:font-size="12pt"/>
    </style:style>
    <style:style style:name="T11" style:family="text">
      <style:text-properties fo:color="#ff000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xCAT 2.0 Roadrunner Cookbook <text:s/></text:p>
      <text:p text:style-name="P19">04/11/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a xlink:type="simple" xlink:href="#1.Release Description|outline" text:style-name="Internet_20_link" text:visited-style-name="Internet_20_link">1.0Release Description</text:a><text:tab/>3</text:p>
          <text:p text:style-name="P37"><text:a xlink:type="simple" xlink:href="#2.Installing the Management Node|outline" text:style-name="Internet_20_link" text:visited-style-name="Internet_20_link">2.0Installing the Management Node</text:a><text:tab/>3</text:p>
          <text:p text:style-name="P39"><text:a xlink:type="simple" xlink:href="#2.1.Download Fedora 8 and Create Repository|outline" text:style-name="Internet_20_link" text:visited-style-name="Internet_20_link">2.1Download Fedora 8 and Create Repository</text:a><text:tab/>3</text:p>
          <text:p text:style-name="P39"><text:a xlink:type="simple" xlink:href="#2.2.Downloading and Installing  xCAT 2.0|outline" text:style-name="Internet_20_link" text:visited-style-name="Internet_20_link">2.2Downloading and Installing <text:s/>xCAT 2.0</text:a><text:tab/>4</text:p>
          <text:p text:style-name="P38"><text:a xlink:type="simple" xlink:href="#2.2.1.If Your Management Node Has Internet Access:|outline" text:style-name="Internet_20_link" text:visited-style-name="Internet_20_link">2.2.1If Your Management Node Has Internet Access:</text:a><text:tab/>4</text:p>
          <text:p text:style-name="P36"><text:a xlink:type="simple" xlink:href="#2.2.1.1.Download Repo Files|outline" text:style-name="Internet_20_link" text:visited-style-name="Internet_20_link">2.2.1.1Download Repo Files</text:a><text:tab/>4</text:p>
          <text:p text:style-name="P38"><text:a xlink:type="simple" xlink:href="#2.2.2.If Your Management Node Does Not Have Internet Access:|outline" text:style-name="Internet_20_link" text:visited-style-name="Internet_20_link">2.2.2If Your Management Node Does Not Have Internet Access:</text:a><text:tab/>4</text:p>
          <text:p text:style-name="P36"><text:a xlink:type="simple" xlink:href="#2.2.2.1.Download xCAT2.0 and Its Dependencies|outline" text:style-name="Internet_20_link" text:visited-style-name="Internet_20_link">2.2.2.1Download xCAT2.0 and Its Dependencies</text:a><text:tab/>4</text:p>
          <text:p text:style-name="P36"><text:a xlink:type="simple" xlink:href="#2.2.2.2.Get Fedora 8 OSS dependencies – I don't think this section is needed, delete once confirmed|outline" text:style-name="Internet_20_link" text:visited-style-name="Internet_20_link">2.2.2.2Get Fedora 8 OSS dependencies – I don't think this section is needed, delete once confirmed</text:a><text:tab/>5</text:p>
          <text:p text:style-name="P36"><text:a xlink:type="simple" xlink:href="#2.2.2.3.Setup YUM repositories for xCAT and Dependencies|outline" text:style-name="Internet_20_link" text:visited-style-name="Internet_20_link">2.2.2.3Setup YUM repositories for xCAT and Dependencies</text:a><text:tab/>6</text:p>
          <text:p text:style-name="P38"><text:a xlink:type="simple" xlink:href="#2.2.3.Install Dependencies – I don't think this section is needed, delete once confirmed|outline" text:style-name="Internet_20_link" text:visited-style-name="Internet_20_link">2.2.3Install Dependencies – I don't think this section is needed, delete once confirmed</text:a><text:tab/>6</text:p>
          <text:p text:style-name="P38"><text:a xlink:type="simple" xlink:href="#2.2.4.Install xCAT 2.0 software &amp; Its Dependencies|outline" text:style-name="Internet_20_link" text:visited-style-name="Internet_20_link">2.2.4Install xCAT 2.0 software &amp; Its Dependencies</text:a><text:tab/>6</text:p>
          <text:p text:style-name="P38"><text:a xlink:type="simple" xlink:href="#2.2.5.Test xCAT installation|outline" text:style-name="Internet_20_link" text:visited-style-name="Internet_20_link">2.2.5Test xCAT installation</text:a><text:tab/>6</text:p>
          <text:p text:style-name="P38"><text:a xlink:type="simple" xlink:href="#2.2.6.Update xCAT 2.0 software|outline" text:style-name="Internet_20_link" text:visited-style-name="Internet_20_link">2.2.6Update xCAT 2.0 software</text:a><text:tab/>6</text:p>
          <text:p text:style-name="P38"><text:a xlink:type="simple" xlink:href="#2.2.7.Setup Yum for Fedora8 installs |outline" text:style-name="Internet_20_link" text:visited-style-name="Internet_20_link">2.2.7Setup Yum for Fedora8 installs </text:a><text:tab/>7</text:p>
          <text:p text:style-name="P37"><text:a xlink:type="simple" xlink:href="#3.xCAT Hierarchy using Service nodes|outline" text:style-name="Internet_20_link" text:visited-style-name="Internet_20_link">3.0xCAT Hierarchy using Service nodes</text:a><text:tab/>7</text:p>
          <text:p text:style-name="P39"><text:a xlink:type="simple" xlink:href="#3.1.Switching to  PostgreSQL Database|outline" text:style-name="Internet_20_link" text:visited-style-name="Internet_20_link">3.1Switching to <text:s/>PostgreSQL Database</text:a><text:tab/>7</text:p>
          <text:p text:style-name="P39"><text:a xlink:type="simple" xlink:href="#3.2.Define the  service nodes in the database|outline" text:style-name="Internet_20_link" text:visited-style-name="Internet_20_link">3.2Define the <text:s/>service nodes in the database</text:a><text:tab/>10</text:p>
          <text:p text:style-name="P38"><text:a xlink:type="simple" xlink:href="#3.2.1.Define Service Nodes and bmc  in nodelist table|outline" text:style-name="Internet_20_link" text:visited-style-name="Internet_20_link">3.2.1Define Service Nodes and bmc <text:s/>in nodelist table</text:a><text:tab/>11</text:p>
          <text:p text:style-name="P38"><text:a xlink:type="simple" xlink:href="#3.2.2.Define  Service Nodes in noderes table|outline" text:style-name="Internet_20_link" text:visited-style-name="Internet_20_link">3.2.2Define <text:s/>Service Nodes in noderes table</text:a><text:tab/>11</text:p>
          <text:p text:style-name="P38"><text:a xlink:type="simple" xlink:href="#3.2.3.Define Service Nodes in ipmi table|outline" text:style-name="Internet_20_link" text:visited-style-name="Internet_20_link">3.2.3Define Service Nodes in ipmi table</text:a><text:tab/>11</text:p>
          <text:p text:style-name="P38"><text:a xlink:type="simple" xlink:href="#3.2.4.Define Service Nodes and bmc in nodehm table|outline" text:style-name="Internet_20_link" text:visited-style-name="Internet_20_link">3.2.4Define Service Nodes and bmc in nodehm table</text:a><text:tab/>11</text:p>
          <text:p text:style-name="P38"><text:a xlink:type="simple" xlink:href="#3.2.5.Define Service Nodes and bmc  in nodetype table|outline" text:style-name="Internet_20_link" text:visited-style-name="Internet_20_link">3.2.5Define Service Nodes and bmc <text:s/>in nodetype table</text:a><text:tab/>11</text:p>
          <text:p text:style-name="P38"><text:a xlink:type="simple" xlink:href="#3.2.6.Define Service Nodes in site table|outline" text:style-name="Internet_20_link" text:visited-style-name="Internet_20_link">3.2.6Define Service Nodes in site table</text:a><text:tab/>11</text:p>
          <text:p text:style-name="P38"><text:a xlink:type="simple" xlink:href="#3.2.7.Define Service Node OS and Profile attributes|outline" text:style-name="Internet_20_link" text:visited-style-name="Internet_20_link">3.2.7Define Service Node OS and Profile attributes</text:a><text:tab/>12</text:p>
          <text:p text:style-name="P37"><text:a xlink:type="simple" xlink:href="#4.Setup Services |outline" text:style-name="Internet_20_link" text:visited-style-name="Internet_20_link">4.0Setup Services </text:a><text:tab/>12</text:p>
          <text:p text:style-name="P39"><text:a xlink:type="simple" xlink:href="#4.1.Setup networks Table|outline" text:style-name="Internet_20_link" text:visited-style-name="Internet_20_link">4.1Setup networks Table</text:a><text:tab/>12</text:p>
          <text:p text:style-name="P39"><text:a xlink:type="simple" xlink:href="#4.2.Setup DNS|outline" text:style-name="Internet_20_link" text:visited-style-name="Internet_20_link">4.2Setup DNS</text:a><text:tab/>12</text:p>
          <text:p text:style-name="P39"><text:a xlink:type="simple" xlink:href="#4.3.Setup AMM|outline" text:style-name="Internet_20_link" text:visited-style-name="Internet_20_link">4.3Setup AMM</text:a><text:tab/>13</text:p>
          <text:p text:style-name="P39"><text:a xlink:type="simple" xlink:href="#4.4.Setup Conserver|outline" text:style-name="Internet_20_link" text:visited-style-name="Internet_20_link">4.4Setup Conserver</text:a><text:tab/>14</text:p>
          <text:p text:style-name="P39"><text:a xlink:type="simple" xlink:href="#4.5.Get MAC addresses|outline" text:style-name="Internet_20_link" text:visited-style-name="Internet_20_link">4.5Get MAC addresses</text:a><text:tab/>14</text:p>
          <text:p text:style-name="P39"><text:a xlink:type="simple" xlink:href="#4.6.Setup DHCP|outline" text:style-name="Internet_20_link" text:visited-style-name="Internet_20_link">4.6Setup DHCP</text:a><text:tab/>14</text:p>
          <text:p text:style-name="P39"><text:a xlink:type="simple" xlink:href="#4.7.Startup TFTP|outline" text:style-name="Internet_20_link" text:visited-style-name="Internet_20_link">4.7Startup TFTP</text:a><text:tab/>15</text:p>
          <text:p text:style-name="P37"><text:a xlink:type="simple" xlink:href="#5.Define Compute Nodes in the Database|outline" text:style-name="Internet_20_link" text:visited-style-name="Internet_20_link">5.0Define Compute Nodes in the Database</text:a><text:tab/>15</text:p>
          <text:p text:style-name="P39"><text:soft-page-break/><text:a xlink:type="simple" xlink:href="#5.1.Setup the nodelist Table|outline" text:style-name="Internet_20_link" text:visited-style-name="Internet_20_link">5.1Setup the nodelist Table</text:a><text:tab/>15</text:p>
          <text:p text:style-name="P39"><text:a xlink:type="simple" xlink:href="#5.2.Setup the noderes Table|outline" text:style-name="Internet_20_link" text:visited-style-name="Internet_20_link">5.2Setup the noderes Table</text:a><text:tab/>15</text:p>
          <text:p text:style-name="P38"><text:a xlink:type="simple" xlink:href="#5.2.1. Sample noderes table|outline" text:style-name="Internet_20_link" text:visited-style-name="Internet_20_link">5.2.1 Sample noderes table</text:a><text:tab/>16</text:p>
          <text:p text:style-name="P38"><text:a xlink:type="simple" xlink:href="#5.2.2.Setting up which services run on the Service Nodes|outline" text:style-name="Internet_20_link" text:visited-style-name="Internet_20_link">5.2.2Setting up which services run on the Service Nodes</text:a><text:tab/>17</text:p>
          <text:p text:style-name="P39"><text:a xlink:type="simple" xlink:href="#5.3.Setup nodetype table|outline" text:style-name="Internet_20_link" text:visited-style-name="Internet_20_link">5.3Setup nodetype table</text:a><text:tab/>17</text:p>
          <text:p text:style-name="P36"><text:a xlink:type="simple" xlink:href="#5.3.1.1.Sample nodetype table|outline" text:style-name="Internet_20_link" text:visited-style-name="Internet_20_link">5.3.1.1Sample nodetype table</text:a><text:tab/>17</text:p>
          <text:p text:style-name="P39"><text:a xlink:type="simple" xlink:href="#5.4.Setup passwords in passwd table|outline" text:style-name="Internet_20_link" text:visited-style-name="Internet_20_link">5.4Setup passwords in passwd table</text:a><text:tab/>18</text:p>
          <text:p text:style-name="P39"><text:a xlink:type="simple" xlink:href="#5.5.Setup deps Table for proper boot sequence|outline" text:style-name="Internet_20_link" text:visited-style-name="Internet_20_link">5.5Setup deps Table for proper boot sequence</text:a><text:tab/>18</text:p>
          <text:p text:style-name="P36"><text:a xlink:type="simple" xlink:href="#5.5.1.1.Sample deps table:|outline" text:style-name="Internet_20_link" text:visited-style-name="Internet_20_link">5.5.1.1Sample deps table:</text:a><text:tab/>18</text:p>
          <text:p text:style-name="P37"><text:a xlink:type="simple" xlink:href="#6. Build the service node stateless image|outline" text:style-name="Internet_20_link" text:visited-style-name="Internet_20_link">6.0 Build the service node stateless image</text:a><text:tab/>18</text:p>
          <text:p text:style-name="P39"><text:a xlink:type="simple" xlink:href="#6.1. Install the Service Nodes|outline" text:style-name="Internet_20_link" text:visited-style-name="Internet_20_link">6.1 Install the Service Nodes</text:a><text:tab/>20</text:p>
          <text:p text:style-name="P39"><text:a xlink:type="simple" xlink:href="#6.2. Test Service Node installation|outline" text:style-name="Internet_20_link" text:visited-style-name="Internet_20_link">6.2 Test Service Node installation</text:a><text:tab/>20</text:p>
          <text:p text:style-name="P37"><text:a xlink:type="simple" xlink:href="#7. iSCSI install QS22 blades|outline" text:style-name="Internet_20_link" text:visited-style-name="Internet_20_link">7.0 iSCSI install QS22 blades</text:a><text:tab/>20</text:p>
          <text:p text:style-name="P39"><text:a xlink:type="simple" xlink:href="#7.1. Build QS22 Stateless image|outline" text:style-name="Internet_20_link" text:visited-style-name="Internet_20_link">7.1 Build QS22 Stateless image</text:a><text:tab/>21</text:p>
          <text:p text:style-name="P39"><text:a xlink:type="simple" xlink:href="#7.2.Install QS22 Stateless image |outline" text:style-name="Internet_20_link" text:visited-style-name="Internet_20_link">7.2Install QS22 Stateless image </text:a><text:tab/>22</text:p>
          <text:p text:style-name="P39"><text:a xlink:type="simple" xlink:href="#7.3.Update QS22 Stateless image|outline" text:style-name="Internet_20_link" text:visited-style-name="Internet_20_link">7.3Update QS22 Stateless image</text:a><text:tab/>23</text:p>
          <text:p text:style-name="P39"><text:a xlink:type="simple" xlink:href="#7.4.Build  and Install QS22 Compressed Image|outline" text:style-name="Internet_20_link" text:visited-style-name="Internet_20_link">7.4Build <text:s/>and Install QS22 Compressed Image</text:a><text:tab/>23</text:p>
          <text:p text:style-name="P38"><text:a xlink:type="simple" xlink:href="#7.4.1.Build aufs|outline" text:style-name="Internet_20_link" text:visited-style-name="Internet_20_link">7.4.1Build aufs</text:a><text:tab/>24</text:p>
          <text:p text:style-name="P38"><text:a xlink:type="simple" xlink:href="#7.4.2.Generate  the compressed image|outline" text:style-name="Internet_20_link" text:visited-style-name="Internet_20_link">7.4.2Generate <text:s/>the compressed image</text:a><text:tab/>24</text:p>
          <text:p text:style-name="P38"><text:a xlink:type="simple" xlink:href="#7.4.3.Pack and install   the compressed image|outline" text:style-name="Internet_20_link" text:visited-style-name="Internet_20_link">7.4.3Pack and install <text:s text:c="2"/>the compressed image</text:a><text:tab/>24</text:p>
          <text:p text:style-name="P38"><text:a xlink:type="simple" xlink:href="#7.4.4.Check Memory Usage|outline" text:style-name="Internet_20_link" text:visited-style-name="Internet_20_link">7.4.4Check Memory Usage</text:a><text:tab/>25</text:p>
          <text:p text:style-name="P38"><text:a xlink:type="simple" xlink:href="#7.4.5.Switch to  iSCSI for more setup|outline" text:style-name="Internet_20_link" text:visited-style-name="Internet_20_link">7.4.5Switch to <text:s/>iSCSI for more setup</text:a><text:tab/>25</text:p>
          <text:p text:style-name="P37"><text:a xlink:type="simple" xlink:href="#8.Build LS21 Stateless image|outline" text:style-name="Internet_20_link" text:visited-style-name="Internet_20_link">8.0Build LS21 Stateless image</text:a><text:tab/>26</text:p>
          <text:p text:style-name="P39"><text:a xlink:type="simple" xlink:href="#8.1.Update LS21 Stateless image|outline" text:style-name="Internet_20_link" text:visited-style-name="Internet_20_link">8.1Update LS21 Stateless image</text:a><text:tab/>27</text:p>
          <text:p text:style-name="P39"><text:a xlink:type="simple" xlink:href="#8.2.Build  and Install LS21Compressed Image|outline" text:style-name="Internet_20_link" text:visited-style-name="Internet_20_link">8.2Build <text:s/>and Install LS21Compressed Image</text:a><text:tab/>28</text:p>
          <text:p text:style-name="P38"><text:a xlink:type="simple" xlink:href="#8.2.1.Build aufs|outline" text:style-name="Internet_20_link" text:visited-style-name="Internet_20_link">8.2.1Build aufs</text:a><text:tab/>28</text:p>
          <text:p text:style-name="P38"><text:a xlink:type="simple" xlink:href="#8.2.2.Generate  and pack the compressed image|outline" text:style-name="Internet_20_link" text:visited-style-name="Internet_20_link">8.2.2Generate <text:s/>and pack the compressed image</text:a><text:tab/>29</text:p>
          <text:p text:style-name="P38"><text:a xlink:type="simple" xlink:href="#8.2.3.Install the image|outline" text:style-name="Internet_20_link" text:visited-style-name="Internet_20_link">8.2.3Install the image</text:a><text:tab/>29</text:p>
          <text:p text:style-name="P36"><text:a xlink:type="simple" xlink:href="#8.2.3.1.Check memory usage:|outline" text:style-name="Internet_20_link" text:visited-style-name="Internet_20_link">8.2.3.1Check memory usage:</text:a><text:tab/>29</text:p>
          <text:p text:style-name="P37"><text:a xlink:type="simple" xlink:href="#9. Service Node to Compute Node ssh setup|outline" text:style-name="Internet_20_link" text:visited-style-name="Internet_20_link">9.0 Service Node to Compute Node ssh setup</text:a><text:tab/>30</text:p>
          <text:p text:style-name="P37"><text:a xlink:type="simple" xlink:href="#10. Building image for 64K pages|outline" text:style-name="Internet_20_link" text:visited-style-name="Internet_20_link">10.0 Building image for 64K pages</text:a><text:tab/>30</text:p>
          <text:p text:style-name="P39"><text:a xlink:type="simple" xlink:href="#10.1. Rebuild aufs|outline" text:style-name="Internet_20_link" text:visited-style-name="Internet_20_link">10.1 Rebuild aufs</text:a><text:tab/>32</text:p>
          <text:p text:style-name="P39"><text:a xlink:type="simple" xlink:href="#10.2.Test unsquashed:|outline" text:style-name="Internet_20_link" text:visited-style-name="Internet_20_link">10.2Test unsquashed:</text:a><text:tab/>33</text:p>
          <text:p text:style-name="P38"><text:a xlink:type="simple" xlink:href="#10.2.1. Check memory|outline" text:style-name="Internet_20_link" text:visited-style-name="Internet_20_link">10.2.1 Check memory</text:a><text:tab/>33</text:p>
          <text:p text:style-name="P39"><text:a xlink:type="simple" xlink:href="#10.3.Test squash|outline" text:style-name="Internet_20_link" text:visited-style-name="Internet_20_link">10.3Test squash</text:a><text:tab/>33</text:p>
          <text:p text:style-name="P38"><text:a xlink:type="simple" xlink:href="#10.3.1. Check memory|outline" text:style-name="Internet_20_link" text:visited-style-name="Internet_20_link">10.3.1 Check memory</text:a><text:tab/>34</text:p>
          <text:p text:style-name="P39"><text:a xlink:type="simple" xlink:href="#10.4. Switch back to 4K pages|outline" text:style-name="Internet_20_link" text:visited-style-name="Internet_20_link">10.4 Switch back to 4K pages</text:a><text:tab/>34</text:p>
          <text:p text:style-name="P37"><text:a xlink:type="simple" xlink:href="#11. Installing OpenLDAP|outline" text:style-name="Internet_20_link" text:visited-style-name="Internet_20_link">11.0 Installing OpenLDAP</text:a><text:tab/>35</text:p>
          <text:p text:style-name="P39"><text:a xlink:type="simple" xlink:href="#11.1.Setup LDAP Server|outline" text:style-name="Internet_20_link" text:visited-style-name="Internet_20_link">11.1Setup LDAP Server</text:a><text:tab/>35</text:p>
          <text:p text:style-name="P38"><text:a xlink:type="simple" xlink:href="#11.1.1.Install the  LDAP rpms |outline" text:style-name="Internet_20_link" text:visited-style-name="Internet_20_link">11.1.1Install the <text:s/>LDAP rpms </text:a><text:tab/>36</text:p>
          <text:p text:style-name="P38"><text:a xlink:type="simple" xlink:href="#11.1.2. Configure LDAP|outline" text:style-name="Internet_20_link" text:visited-style-name="Internet_20_link">11.1.2 Configure LDAP</text:a><text:tab/>37</text:p>
          <text:p text:style-name="P38"><text:a xlink:type="simple" xlink:href="#11.1.3. Migrate Users|outline" text:style-name="Internet_20_link" text:visited-style-name="Internet_20_link">11.1.3 Migrate Users</text:a><text:tab/>38</text:p>
          <text:p text:style-name="P39"><text:a xlink:type="simple" xlink:href="#11.2. Setup LDAP Client|outline" text:style-name="Internet_20_link" text:visited-style-name="Internet_20_link">11.2 Setup LDAP Client</text:a><text:tab/>38</text:p>
          <text:p text:style-name="P38"><text:a xlink:type="simple" xlink:href="#11.2.1.Install LDAP into the image|outline" text:style-name="Internet_20_link" text:visited-style-name="Internet_20_link">11.2.1Install LDAP into the image</text:a><text:tab/>38</text:p>
          <text:p text:style-name="P38"><text:a xlink:type="simple" xlink:href="#11.2.2. Update the ldap configuration |outline" text:style-name="Internet_20_link" text:visited-style-name="Internet_20_link">11.2.2 Update the ldap configuration </text:a><text:tab/>39</text:p>
          <text:p text:style-name="P38"><text:a xlink:type="simple" xlink:href="#11.2.3. Build the image and  install |outline" text:style-name="Internet_20_link" text:visited-style-name="Internet_20_link">11.2.3 Build the image and <text:s/>install </text:a><text:tab/>40</text:p>
          <text:p text:style-name="P37"><text:soft-page-break/><text:a xlink:type="simple" xlink:href="#12. Setup Hierarchical LDAP|outline" text:style-name="Internet_20_link" text:visited-style-name="Internet_20_link">12.0 Setup Hierarchical LDAP</text:a><text:tab/>40</text:p>
          <text:p text:style-name="P37"><text:a xlink:type="simple" xlink:href="#13. Install  Torque|outline" text:style-name="Internet_20_link" text:visited-style-name="Internet_20_link">13.0 Install <text:s/>Torque</text:a><text:tab/>40</text:p>
          <text:p text:style-name="P39"><text:a xlink:type="simple" xlink:href="#13.1.  Setup Torque Server|outline" text:style-name="Internet_20_link" text:visited-style-name="Internet_20_link">13.1 <text:s/>Setup Torque Server</text:a><text:tab/>40</text:p>
          <text:p text:style-name="P39"><text:a xlink:type="simple" xlink:href="#13.2.Configure Torque|outline" text:style-name="Internet_20_link" text:visited-style-name="Internet_20_link">13.2Configure Torque</text:a><text:tab/>41</text:p>
          <text:p text:style-name="P39"><text:a xlink:type="simple" xlink:href="#13.3. Define Nodes|outline" text:style-name="Internet_20_link" text:visited-style-name="Internet_20_link">13.3 Define Nodes</text:a><text:tab/>41</text:p>
          <text:p text:style-name="P39"><text:a xlink:type="simple" xlink:href="#13.4. Setup and Start Service|outline" text:style-name="Internet_20_link" text:visited-style-name="Internet_20_link">13.4 Setup and Start Service</text:a><text:tab/>41</text:p>
          <text:p text:style-name="P39"><text:a xlink:type="simple" xlink:href="#13.5. Install pbstop|outline" text:style-name="Internet_20_link" text:visited-style-name="Internet_20_link">13.5 Install pbstop</text:a><text:tab/>42</text:p>
          <text:p text:style-name="P39"><text:a xlink:type="simple" xlink:href="#13.6. Install Perl Curses for PBS top|outline" text:style-name="Internet_20_link" text:visited-style-name="Internet_20_link">13.6 Install Perl Curses for PBS top</text:a><text:tab/>42</text:p>
          <text:p text:style-name="P39"><text:a xlink:type="simple" xlink:href="#13.7. Create a Torque default queue|outline" text:style-name="Internet_20_link" text:visited-style-name="Internet_20_link">13.7 Create a Torque default queue</text:a><text:tab/>42</text:p>
          <text:p text:style-name="P39"><text:a xlink:type="simple" xlink:href="#13.8. Setup Torque Client ( x86_64 only)|outline" text:style-name="Internet_20_link" text:visited-style-name="Internet_20_link">13.8 Setup Torque Client ( x86_64 only)</text:a><text:tab/>43</text:p>
          <text:p text:style-name="P38"><text:a xlink:type="simple" xlink:href="#13.8.1. Install Torque|outline" text:style-name="Internet_20_link" text:visited-style-name="Internet_20_link">13.8.1 Install Torque</text:a><text:tab/>43</text:p>
          <text:p text:style-name="P38"><text:a xlink:type="simple" xlink:href="#13.8.2. Configure Torque|outline" text:style-name="Internet_20_link" text:visited-style-name="Internet_20_link">13.8.2 Configure Torque</text:a><text:tab/>43</text:p>
          <text:p text:style-name="P36"><text:a xlink:type="simple" xlink:href="#13.8.2.1. Setup Access|outline" text:style-name="Internet_20_link" text:visited-style-name="Internet_20_link">13.8.2.1 Setup Access</text:a><text:tab/>43</text:p>
          <text:p text:style-name="P36"><text:a xlink:type="simple" xlink:href="#13.8.2.2.Setup node to node ssh for root |outline" text:style-name="Internet_20_link" text:visited-style-name="Internet_20_link">13.8.2.2Setup node to node ssh for root </text:a><text:tab/>44</text:p>
          <text:p text:style-name="P38"><text:a xlink:type="simple" xlink:href="#13.8.3.  Pack and Install image|outline" text:style-name="Internet_20_link" text:visited-style-name="Internet_20_link">13.8.3 <text:s/>Pack and Install image</text:a><text:tab/>44</text:p>
          <text:p text:style-name="P37"><text:a xlink:type="simple" xlink:href="#14. Setup Moab|outline" text:style-name="Internet_20_link" text:visited-style-name="Internet_20_link">14.0 Setup Moab</text:a><text:tab/>44</text:p>
          <text:p text:style-name="P39"><text:a xlink:type="simple" xlink:href="#14.1. Install Moab|outline" text:style-name="Internet_20_link" text:visited-style-name="Internet_20_link">14.1 Install Moab</text:a><text:tab/>44</text:p>
          <text:p text:style-name="P39"><text:a xlink:type="simple" xlink:href="#14.2.Configure Moab|outline" text:style-name="Internet_20_link" text:visited-style-name="Internet_20_link">14.2Configure Moab</text:a><text:tab/>45</text:p>
          <text:p text:style-name="P38"><text:a xlink:type="simple" xlink:href="#14.2.1. Start Moab|outline" text:style-name="Internet_20_link" text:visited-style-name="Internet_20_link">14.2.1 Start Moab</text:a><text:tab/>46</text:p>
          <text:p text:style-name="P37"><text:a xlink:type="simple" xlink:href="#15.References|outline" text:style-name="Internet_20_link" text:visited-style-name="Internet_20_link">15.0References</text:a><text:tab/>46</text:p>
        </text:index-body>
      </text:table-of-content>
      <text:p text:style-name="P1"/>
      <text:list text:style-name="L1">
        <text:list-item>
          <text:h text:style-name="P43" text:outline-level="1">Release Description</text:h>
        </text:list-item>
      </text:list>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list text:style-name="L1" text:continue-numbering="true">
        <text:list-item>
          <text:list text:continue-numbering="true">
            <text:list-header>
              <text:h text:style-name="P46" text:outline-level="2" text:is-list-header="true"/>
            </text:list-header>
          </text:list>
        </text:list-item>
        <text:list-item>
          <text:h text:style-name="P43" text:outline-level="1">Installing the Management Node</text:h>
          <text:list>
            <text:list-item>
              <text:h text:style-name="P44" text:outline-level="2">Download Fedora 8 and Create Repository</text:h>
            </text:list-item>
          </text:list>
        </text:list-item>
      </text:list>
      <text:p text:style-name="Standard"/>
      <text:p text:style-name="Standard">Ensure that your networks are setup correctly.</text:p>
      <text:p text:style-name="Standard"/>
      <text:list text:style-name="WW8Num9">
        <text:list-item>
          <text:p text:style-name="List_20_Number">Get Fedora ISOs and place in a directory, for example /root/xcat2:</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text:soft-page-break/>wget <text:a xlink:type="simple" xlink:href="ftp://download.fedora.redhat.com/pub/fedora/linux/releases/8/Fedora/ppc/iso/Fedora-8-ppc-DVD.iso">ftp://download.fedora.redhat.com/pub/fedora/linux/releases/8/Fedora/ppc/iso/Fedora-8-ppc-DVD.iso</text:a></text:p>
      <text:p text:style-name="P12"><text:a xlink:type="simple" xlink:href="ftp://download.fedora.redhat.com/pub/fedora/linux/releases/8/Fedora/ppc/iso/Fedora-8-ppc-DVD.iso"/></text:p>
      <text:p text:style-name="P12"><text:s/></text:p>
      <text:list text:style-name="WW8Num9" text:continue-numbering="true">
        <text:list-item>
          <text:p text:style-name="List_20_Number">Create YUM repository for Fedora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12"/>
      <text:list text:style-name="WW8Num9" text:continue-numbering="true">
        <text:list-item>
          <text:p text:style-name="List_20_Number">Install createrepo:</text:p>
          <text:p text:style-name="List_20_Number"/>
        </text:list-item>
      </text:list>
      <text:p text:style-name="Code">yum install createrepo</text:p>
      <text:list text:style-name="L1" text:continue-numbering="true">
        <text:list-item>
          <text:list text:continue-numbering="true">
            <text:list-item>
              <text:h text:style-name="P44" text:outline-level="2">Downloading and Installing <text:s/>xCAT 2.0</text:h>
              <text:list>
                <text:list-item>
                  <text:h text:style-name="P47" text:outline-level="3">If Your Management Node <text:span text:style-name="T12">Has</text:span> Internet Access:</text:h>
                  <text:list>
                    <text:list-item>
                      <text:h text:style-name="P48"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text:soft-page-break/>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47" text:outline-level="3">If Your Management Node <text:span text:style-name="T12">Does Not Have</text:span> Internet Access:</text:h>
                  <text:list>
                    <text:list-item>
                      <text:h text:style-name="P48" text:outline-level="4">Download xCAT2.0 and Its Dependencies</text:h>
                    </text:list-item>
                  </text:list>
                </text:list-item>
              </text:list>
            </text:list-item>
          </text:list>
        </text:list-item>
      </text:list>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49" text:outline-level="4">Get Fedora 8 OSS dependencies</text:h>
                    </text:list-item>
                  </text:list>
                </text:list-item>
              </text:list>
            </text:list-item>
          </text:list>
        </text:list-item>
      </text:list>
      <text:p text:style-name="Standard"/>
      <text:p text:style-name="Text_20_body_20_indent">cd /root/xcat2/dep-snap/rh/x86_64</text:p>
      <text:p text:style-name="P12"/>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text:soft-page-break/>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wget <text:a xlink:type="simple" xlink:href="http://download.fedora.redhat.com/pub/fedora/linux/releases/8/Everything/x86_64/os/Packages/perl-Net-Telnet-3.03-5.1.noarch.rpm"><text:span text:style-name="T2">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2"> </text:span></text:a></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40"/>
      <text:list text:style-name="L1" text:continue-numbering="true">
        <text:list-item>
          <text:list text:continue-numbering="true">
            <text:list-item>
              <text:list text:continue-numbering="true">
                <text:list-item>
                  <text:h text:style-name="P47"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47" text:outline-level="3">Test xCAT installation</text:h>
                </text:list-item>
              </text:list>
            </text:list-item>
          </text:list>
        </text:list-item>
      </text:list>
      <text:p text:style-name="Standard"/>
      <text:p text:style-name="Code">source /etc/profile.d/xcat.sh</text:p>
      <text:p text:style-name="Code">tabdump site</text:p>
      <text:p text:style-name="Text_20_body_20_indent"><text:soft-page-break/></text:p>
      <text:list text:style-name="L1" text:continue-numbering="true">
        <text:list-item>
          <text:list text:continue-numbering="true">
            <text:list-item>
              <text:list text:continue-numbering="true">
                <text:list-item>
                  <text:h text:style-name="P47"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Text_20_body_20_indent"/>
      <text:list text:style-name="L1" text:continue-numbering="true">
        <text:list-item>
          <text:list text:continue-numbering="true">
            <text:list-item>
              <text:list text:continue-numbering="true">
                <text:list-item>
                  <text:h text:style-name="P47"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44" text:outline-level="2" text:is-list-header="true"/>
            </text:list-header>
          </text:list>
        </text:list-item>
        <text:list-item>
          <text:h text:style-name="P4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text:soft-page-break/>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44"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2"/>
      <text:list text:style-name="WW8Num9">
        <text:list-item text:start-value="1">
          <text:p text:style-name="List_20_Number_20_Code">yum install perl-DBD-Pg postgresql-server postgresql</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p text:style-name="List_20_Number"/>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line-break/></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text:line-break/>local all all ident sameuser</text:p>
      <text:p text:style-name="Code_20_Indented"><text:soft-page-break/># IPv4 local connections:<text:line-break/>host all all 127.0.0.1/32 md5<text:line-break/>host all all 192.168.0.1/32 md5<text:line-break/>host all all 192.168.0.10/32 md5<text:line-break/>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line-break/>listen_addresses = '*' <text:s text:c="2"/>This allows remote access. </text:p>
      <text:p text:style-name="P28">Note:Be sure and uncomment the line</text:p>
      <text:p text:style-name="Text_20_body"/>
      <text:list text:style-name="WW8Num9" text:continue-numbering="true">
        <text:list-item>
          <text:p text:style-name="List_20_Number_20_Code">service postgresql restart</text:p>
          <text:p text:style-name="List_20_Number_20_Code"/>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11"> – skip this??</text:span></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span text:style-name="T11"><text:s/>– skip this??</text:span></text:p>
        </text:list-item>
      </text:list>
      <text:p text:style-name="P42">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text:s/>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item>
          <text:p text:style-name="List_20_Number"><text:soft-page-break/>. /etc/sysconfig/xcat <text:s text:c="4"/>#read the text into the current shell<text:span text:style-name="T11"> – skip this??</text:span></text:p>
        </text:list-item>
        <text:list-item>
          <text:p text:style-name="List_20_Number">You <text:s/>can add . /etc/sysconfig/xcat <text:s/>to a setup shell script in /etc/profile.d, <text:s/>so the XCATROOT and XCATCFG environment variables are setup when you login. <text:span text:style-name="T11"><text:s/>– skip this??</text:span></text:p>
        </text:list-item>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4"/>
        </text:list-header>
        <text:list-item>
          <text:p text:style-name="List_20_Number">Start the xcatd daemon using the postgresql database</text:p>
        </text:list-item>
      </text:list>
      <text:p text:style-name="Code_20_Indented">service xcatd restart</text:p>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0"/>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nameservers","11.16.0.1",,</text:p>
      <text:p text:style-name="Code_20_Indented">"xcatdport","3001",,</text:p>
      <text:p text:style-name="Code_20_Indented">"master","11.16.0.1",,</text:p>
      <text:p text:style-name="Text_20_body_20_indent">where 11.16.0.1 is the name or ip address of the management node as known by the service nodes, and the values for the “forwarders” attributes are your public nameserver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4" text:outline-level="2">Define the <text:s/>service nodes in the database</text:h>
            </text:list-item>
          </text:list>
        </text:list-item>
      </text:list>
      <text:p text:style-name="P25">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text:soft-page-break/>defined with group “service”. <text:s text:c="2"/>The commands below are using the group “service” to update all service nodes. </text:p>
      <text:p text:style-name="P25"/>
      <text:p text:style-name="P26">Note: For table attribute definitions run tabdump -d &lt;table name&gt;</text:p>
      <text:list text:style-name="L1" text:continue-numbering="true">
        <text:list-item>
          <text:list text:continue-numbering="true">
            <text:list-item>
              <text:list text:continue-numbering="true">
                <text:list-item>
                  <text:h text:style-name="P47" text:outline-level="3">Define Service Nodes and bmc <text:s/>in nodelist table</text:h>
                </text:list-item>
              </text:list>
            </text:list-item>
          </text:list>
        </text:list-item>
      </text:list>
      <text:p text:style-name="Standard"/>
      <text:p text:style-name="Code">nodeadd rra000,rrb000 groups=service,ipmi,all</text:p>
      <text:p text:style-name="Code">nodeadd rra000bmc,rrb000bmc groups=bmc,ipmi,all</text:p>
      <text:list text:style-name="L1" text:continue-numbering="true">
        <text:list-item>
          <text:list text:continue-numbering="true">
            <text:list-item>
              <text:list text:continue-numbering="true">
                <text:list-item>
                  <text:h text:style-name="P47" text:outline-level="3">Define <text:s/>Service Nodes in noderes table</text:h>
                </text:list-item>
              </text:list>
            </text:list-item>
          </text:list>
        </text:list-item>
      </text:list>
      <text:p text:style-name="Standard"/>
      <text:p text:style-name="Code">chtab node=service noderes.netboot=pxe noderes.servicenode=11.16.0.1 noderes.tftpserver=11.16.0.1 noderes.xcatmaster=11.16.0.1 noderes.serialport=1 noderes.installnic=eth0 noderes.primarynic=eth0</text:p>
      <text:p text:style-name="P10">Note: <text:s/>might not need all of these when code uses the attributes properly.</text:p>
      <text:list text:style-name="L1" text:continue-numbering="true">
        <text:list-item>
          <text:list text:continue-numbering="true">
            <text:list-item>
              <text:list text:continue-numbering="true">
                <text:list-item>
                  <text:h text:style-name="P47"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47" text:outline-level="3">Define Service Nodes and bmc in nodehm table</text:h>
                </text:list-item>
              </text:list>
            </text:list-item>
          </text:list>
        </text:list-item>
      </text:list>
      <text:p text:style-name="Code">chtab node=service nodehm.cons=ipmi nodehm.mgt=ipmi <text:s/>nodehm.serialspeed=19200 nodehm.serialflow=hard</text:p>
      <text:p text:style-name="Code">chtab node=bmc nodehm.mgt=ipmi</text:p>
      <text:list text:style-name="L1" text:continue-numbering="true">
        <text:list-item>
          <text:list text:continue-numbering="true">
            <text:list-item>
              <text:list text:continue-numbering="true">
                <text:list-item>
                  <text:h text:style-name="P47" text:outline-level="3">Define Service Nodes and bmc in nodetype table</text:h>
                </text:list-item>
              </text:list>
            </text:list-item>
          </text:list>
        </text:list-item>
      </text:list>
      <text:p text:style-name="Code">chtab node=service nodetype.arch=x86_64 nodetype.os=fedora8 nodetype.nodetype=osi</text:p>
      <text:p text:style-name="Code">chtab node=bmc nodetype.nodetype=rsa</text:p>
      <text:p text:style-name="Text_20_body_20_indent"/>
      <text:list text:style-name="L1" text:continue-numbering="true">
        <text:list-item>
          <text:list text:continue-numbering="true">
            <text:list-item>
              <text:list text:continue-numbering="true">
                <text:list-item>
                  <text:h text:style-name="P47" text:outline-level="3">Define Service Nodes in site table</text:h>
                </text:list-item>
              </text:list>
            </text:list-item>
          </text:list>
        </text:list-item>
      </text:list>
      <text:p text:style-name="Code">chtab key=defserialport site.value=1</text:p>
      <text:p text:style-name="Code">chtab key=defserialspeed site.value=19200</text:p>
      <text:p text:style-name="P40"/>
      <text:list text:style-name="L1" text:continue-numbering="true">
        <text:list-item>
          <text:list text:continue-numbering="true">
            <text:list-item>
              <text:list text:continue-numbering="true">
                <text:list-item>
                  <text:h text:style-name="P47" text:outline-level="3">Define Service Node OS and Profile attributes</text:h>
                </text:list-item>
              </text:list>
            </text:list-item>
          </text:list>
        </text:list-item>
      </text:list>
      <text:p text:style-name="Code">chtab node=service nodetype.os=fedora8 nodetype.profile=service</text:p>
      <text:list text:style-name="L1" text:continue-numbering="true">
        <text:list-item>
          <text:h text:style-name="P43" text:outline-level="1">Setup Services </text:h>
          <text:list>
            <text:list-item>
              <text:h text:style-name="P44" text:outline-level="2">Setup networks Table</text:h>
            </text:list-item>
          </text:list>
        </text:list-item>
      </text:list>
      <text:p text:style-name="Text_20_body">All networks in the cluster must be defined in the networks table. <text:s/>When xCAT was install, makenetworks ran which created an entry in this table for each of the networks the management node is on. <text:s/>We will update the entry for the <text:s/>network for the management node and created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44" text:outline-level="2">Setup DNS</text:h>
            </text:list-item>
          </text:list>
        </text:list-item>
      </text:list>
      <text:p text:style-name="Text_20_body">Set nameserver, forwarders and domain in the site table:</text:p>
      <text:p text:style-name="P14"/>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14"/>
      <text:p text:style-name="Text_20_body">Edit /etc/hosts to be similar to:</text:p>
      <text:p text:style-name="P14"/>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4"/>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2"/>
      <text:p text:style-name="P12">Start DNS:</text:p>
      <text:p text:style-name="P12"/>
      <text:p text:style-name="Code"><text:soft-page-break/>service named start</text:p>
      <text:p text:style-name="Code">chkconfig --level 345 named on</text:p>
      <text:p text:style-name="Text_20_body"/>
      <text:list text:style-name="L1" text:continue-numbering="true">
        <text:list-item>
          <text:list text:continue-numbering="true">
            <text:list-item>
              <text:h text:style-name="P44"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11"> <text:s text:c="2"/># do we need to define these??</text:span></text:p>
      <text:p text:style-name="Code">nodeadd swb01-swb04 groups=mm,all<text:span text:style-name="T11"> <text:s text:c="2"/># do we need to define these??</text:span></text:p>
      <text:p text:style-name="P41">chtab node=mm nodehm.mgt=blade</text:p>
      <text:p text:style-name="P41">chtab node=mm mp.mpa='|(.*)|($1)|'</text:p>
      <text:list text:style-name="L1" text:continue-numbering="true">
        <text:list-item>
          <text:list text:continue-numbering="true">
            <text:list-item>
              <text:h text:style-name="P44" text:outline-level="2">Setup AMM</text:h>
            </text:list-item>
          </text:list>
        </text:list-item>
      </text:list>
      <text:p text:style-name="Standard"/>
      <text:p text:style-name="P7">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0">Note: should also set ntp settings using rspconfig, once MN is configured as NTP server.</text:p>
      <text:p text:style-name="Text_20_body">Test the ssh set up with:</text:p>
      <text:p text:style-name="Code">psh -l USERID mm info -T mm[1]</text:p>
      <text:p text:style-name="P14"/>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TIP for SOL to work best telnet to nortel switch and type:</text:p>
      <text:p text:style-name="Text_20_body_20_indent">/cfg/port int1/gig/auto off, for each port. </text:p>
      <text:p text:style-name="Text_20_body"/>
      <text:list text:style-name="L1" text:continue-numbering="true">
        <text:list-item>
          <text:list text:continue-numbering="true">
            <text:list-item>
              <text:h text:style-name="P44"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43" text:outline-level="1"><text:soft-page-break/>Define Compute Nodes in the Database</text:h>
        </text:list-item>
      </text:list>
      <text:p text:style-name="Standard"/>
      <text:list text:style-name="L1" text:continue-numbering="true">
        <text:list-item>
          <text:list text:continue-numbering="true">
            <text:list-item>
              <text:h text:style-name="P44"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4" text:outline-level="2">Set Up the nodehm table</text:h>
            </text:list-item>
          </text:list>
        </text:list-item>
      </text:list>
      <text:p text:style-name="Code">chtab node=tb nodehm.cons=blade nodehm.mgt=blade <text:s/>nodehm.serialspeed=19200 nodehm.serialflow=hard</text:p>
      <text:p text:style-name="Text_20_body"/>
      <text:list text:style-name="L1" text:continue-numbering="true">
        <text:list-item>
          <text:list text:continue-numbering="true">
            <text:list-item>
              <text:h text:style-name="P44"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4"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xt:soft-page-break/>Test a few nodes with rpower and rcons.</text:p>
      <text:p text:style-name="Standard"/>
      <text:list text:style-name="L1" text:continue-numbering="true">
        <text:list-item>
          <text:list text:continue-numbering="true">
            <text:list-item>
              <text:h text:style-name="P44"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13">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serialport=1 noderes.installnic=eth0 noderes.primarynic=eth0</text:p>
      <text:p text:style-name="Code">chtab node=cell noderes.netboot=yaboot noderes.servicenode='|rr(.).*|rr($1)000|' noderes.xcatmaster='|rr(.).*|rr($1)000-eth1|' noderes.serialport=1 noderes.installnic=eth0 noderes.primarynic=eth0</text:p>
      <text:p text:style-name="Code"/>
      <text:p text:style-name="P40"># Will not need this when it properly defaults to xcatmaster</text:p>
      <text:p text:style-name="Code">chtab node=opteron noderes.tftpserver='|rr(.).*|rr($1)000-eth1|'</text:p>
      <text:p text:style-name="Code">chtab node=cell noderes.tftpserver='|rr(.).*|rr($1)000-eth1|'</text:p>
      <text:p text:style-name="Standard"><text:s text:c="6"/></text:p>
      <text:p text:style-name="P9">If you are <text:span text:style-name="T12">not</text:span> using Service Nodes:</text:p>
      <text:p text:style-name="Standard"/>
      <text:p text:style-name="Code">chtab node=opteron noderes.netboot=pxe noderes.xcatmaster=11.16.0.1 noderes.serialport=1 noderes.installnic=eth0 noderes.primarynic=eth0</text:p>
      <text:p text:style-name="Code">chtab node=cell noderes.netboot=yaboot noderes.xcatmaster= 11.16.0.1 <text:s/>noderes.serialport=1 noderes.installnic=eth0 noderes.primarynic=eth0</text:p>
      <text:p text:style-name="Text_20_body"/>
      <text:list text:style-name="L1" text:continue-numbering="true">
        <text:list-item>
          <text:list text:continue-numbering="true">
            <text:list-item>
              <text:list text:continue-numbering="true">
                <text:list-item>
                  <text:h text:style-name="P47"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11.16.0.1","pxe","11.16.0.1",,,,,,,"1","eth0","eth0","11.16.0.1",,,,</text:p>
      <text:p text:style-name="Text_20_body"/>
      <text:list text:style-name="L1" text:continue-numbering="true">
        <text:list-item>
          <text:list text:continue-numbering="true">
            <text:list-item>
              <text:list text:continue-numbering="true">
                <text:list-item>
                  <text:h text:style-name="P47" text:outline-level="3"><text:soft-page-break/>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1"/>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44" text:outline-level="2" text:is-list-header="true"/>
            </text:list-header>
            <text:list-item>
              <text:h text:style-name="P44"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48"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bmc",,,,"rsa",,</text:p>
      <text:p text:style-name="Code">"service","fedora8","x86_64","service","osi",,</text:p>
      <text:p text:style-name="Code">"opteron","fedora8","x86_64","compute","osi",,</text:p>
      <text:p text:style-name="Code">"cell","fedora8","ppc64","compute","osi",,</text:p>
      <text:p text:style-name="Standard"/>
      <text:p text:style-name="Standard"/>
      <text:list text:style-name="L1" text:continue-numbering="true">
        <text:list-item>
          <text:list text:continue-numbering="true">
            <text:list-item>
              <text:h text:style-name="P44"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text:soft-page-break/>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4" text:outline-level="2">Verify the tables</text:h>
            </text:list-item>
          </text:list>
        </text:list-item>
      </text:list>
      <text:p text:style-name="Text_20_body">To verify that the tables are set correctly, run lsdef on a service node, opteron blade, and cell blade:</text:p>
      <text:p text:style-name="P18">lsdef rra000,rra001a,rra001b</text:p>
      <text:list text:style-name="L1" text:continue-numbering="true">
        <text:list-item>
          <text:list text:continue-numbering="true">
            <text:list-item>
              <text:h text:style-name="P44"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4" text:outline-level="2">Get MAC addresses</text:h>
            </text:list-item>
          </text:list>
        </text:list-item>
      </text:list>
      <text:p text:style-name="Code">rinv tb macs | perl -pi -e 's/([^:]*):.*?ress (\d): (00(:[0-9A-F]{2}){5})/nodech \1 mac.mac=\3 #\2/' | grep \#1 &gt; /tmp/setmacs.sh</text:p>
      <text:p text:style-name="Code">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44" text:outline-level="2">Setup DHCP</text:h>
            </text:list-item>
          </text:list>
        </text:list-item>
      </text:list>
      <text:p text:style-name="Text_20_body">The dynamic ranges for the networks were set up already in chapter 4.</text:p>
      <text:p text:style-name="Text_20_body_20_indent"/>
      <text:p text:style-name="Text_20_body">Define dhcp interfaces in site table:</text:p>
      <text:p text:style-name="Code">chtab key=dhcpinterfaces site.value=eth4</text:p>
      <text:p text:style-name="Text_20_body_20_indent"/>
      <text:p text:style-name="Text_20_body">Ensure dhcpd is running:</text:p>
      <text:p text:style-name="Code">service dhcpd start</text:p>
      <text:p text:style-name="Text_20_body"/>
      <text:p text:style-name="Text_20_body"><text:soft-page-break/>Create dhcp leases files:</text:p>
      <text:p text:style-name="Code">makedhcp -n</text:p>
      <text:p text:style-name="Code">service dhcpd restart</text:p>
      <text:p text:style-name="Standard"/>
      <text:p text:style-name="Text_20_body">Now that dhcpd is configured/started on the MN, change the site table entry so it will be correct for the service nodes:</text:p>
      <text:p text:style-name="Code">chtab key=dhcpinterfaces site.value=eth1</text:p>
      <text:p text:style-name="Text_20_body"/>
      <text:list text:style-name="L1" text:continue-numbering="true">
        <text:list-item>
          <text:h text:style-name="P43"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etc/yum.repos.d/fedora.repo /etc/yum.repos.d/fedora-internet.repo /etc/yum.repos.d/xCAT-core-snap.repo /etc/yum.repos.d/xCAT-dep-snap.repo <text:s/>/install/netboot/fedora8/x86_64/service/rootimg/etc/yum.repos.d</text:p>
      <text:p text:style-name="Code_20_Indented"><text:soft-page-break/><text:s/>yum --installroot=/install/netboot/fedora8/x86_64/service/rootimg install xCATsn</text:p>
      <text:list text:style-name="WW8Num9" text:continue-numbering="true">
        <text:list-item>
          <text:p text:style-name="List_20_Number">Add automatic configuration of <text:s/>eth1 adapter on the service node</text:p>
        </text:list-item>
      </text:list>
      <text:p text:style-name="Code_20_Indented">chroot /install/netboot/fedora8/x86_64/service/rootimg</text:p>
      <text:p text:style-name="Code_20_Indented">chkconfig --add xcatd-hack</text:p>
      <text:p text:style-name="P34">This line should be changed to use the real postscript for secondary adapter configuration.</text:p>
      <text:list text:style-name="WW8Num9" text:continue-numbering="true">
        <text:list-item>
          <text:p text:style-name="List_20_Number">Pack the image </text:p>
        </text:list-item>
      </text:list>
      <text:p text:style-name="Code_20_Indented">packimage -o fedora8 -p service -a x86_64</text:p>
      <text:p text:style-name="Standard"/>
      <text:list text:style-name="L1" text:continue-numbering="true">
        <text:list-item>
          <text:list text:continue-numbering="true">
            <text:list-item>
              <text:h text:style-name="P45" text:outline-level="2">Configure the Service Node BMCs??</text:h>
            </text:list-item>
            <text:list-item>
              <text:h text:style-name="P44"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 or VNC</text:p>
      <text:p text:style-name="Code">tail -f /var/log/messages</text:p>
      <text:p text:style-name="Text_20_body"/>
      <text:list text:style-name="L1" text:continue-numbering="true">
        <text:list-item>
          <text:list text:continue-numbering="true">
            <text:list-item>
              <text:h text:style-name="P44" text:outline-level="2"><text:s/>Test Service Node installation</text:h>
            </text:list-item>
          </text:list>
        </text:list-item>
      </text:list>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p text:style-name="Code_20_Indented">chtab key=xcatservers site.value=rra000,rrb000</text:p>
      <text:p text:style-name="P34">Note: this last line should be removed when the code no longer uses this.</text:p>
      <text:p text:style-name="Text_20_body_20_indent"/>
      <text:list text:style-name="L1" text:continue-numbering="true">
        <text:list-item>
          <text:h text:style-name="P43" text:outline-level="1"><text:s/>iSCSI install QS22 blades</text:h>
        </text:list-item>
      </text:list>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9"/>
      <text:p text:style-name="P9">Pick one of the QS22 blades <text:s/>for the iSCSI install <text:s/></text:p>
      <text:p text:style-name="P28"><text:soft-page-break/>Note: <text:s/>make sure the <text:s/>root userid and password are in the iscsi table</text:p>
      <text:p text:style-name="P30">chtab node=rrb047b iscsi.userid=root iscsi.password=cluster iscsi.server=”11.16.0.1”</text:p>
      <text:p text:style-name="Text_20_body_20_indent"><text:span text:style-name="T5">chtab node=rrb047b </text:span><text:span text:style-name="T3">noderes.nfsserver=”11.16.0.1” (MasterNode)</text:span></text:p>
      <text:p text:style-name="Text_20_body_20_indent"><text:span text:style-name="T4">chtab node=rrb047b </text:span><text:span text:style-name="T3">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7">NOTE: for reinstall:</text:p>
      <text:p text:style-name="P27"><text:s/>chtab node=rrb047b <text:s/>nodetype.profile=iscsi</text:p>
      <text:p text:style-name="P27"/>
      <text:p text:style-name="Text_20_body"/>
      <text:list text:style-name="L1" text:continue-numbering="true">
        <text:list-item>
          <text:list text:continue-numbering="true">
            <text:list-item>
              <text:h text:style-name="P44" text:outline-level="2"><text:s/>Build QS22 Stateless image</text:h>
            </text:list-item>
          </text:list>
        </text:list-item>
      </text:list>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xt:soft-page-break/>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list text:style-name="L1" text:continue-numbering="true">
        <text:list-item>
          <text:list text:continue-numbering="true">
            <text:list-header>
              <text:h text:style-name="P44" text:outline-level="2" text:is-list-header="true"/>
            </text:list-header>
            <text:list-item>
              <text:h text:style-name="P44" text:outline-level="2">Install QS22 Stateless image </text:h>
            </text:list-item>
          </text:list>
        </text:list-item>
      </text:list>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the install image to be able to ssh from the Service Node to the compute nodes. </text:p>
          <text:p text:style-name="P35"/>
        </text:list-item>
        <text:list-item>
          <text:p text:style-name="List_20_Number">Edit fstab in the image</text:p>
        </text:list-item>
      </text:list>
      <text:p text:style-name="Standard"/>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8">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text:soft-page-break/>proc <text:s text:c="3"/>/proc <text:s text:c="3"/>proc <text:s text:c="4"/>defaults <text:s text:c="6"/>0 0</text:p>
      <text:p text:style-name="Text_20_body_20_indent">sysfs <text:s text:c="2"/>/sys <text:s text:c="4"/>sysfs <text:s text:c="3"/>defaults <text:s text:c="6"/>0 0</text:p>
      <text:p text:style-name="Text_20_body_20_indent"/>
      <text:p text:style-name="P28">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Standard"/>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Standard"/>
      <text:p text:style-name="Text_20_body_20_indent">chtab node=cell <text:s/>nodetype.profile=compute nodetype.os=fedora8</text:p>
      <text:p text:style-name="Text_20_body_20_indent">nodeset cell netboot</text:p>
      <text:p text:style-name="Text_20_body_20_indent">rpower cell <text:s/>boot</text:p>
      <text:p text:style-name="Standard"/>
      <text:list text:style-name="L1" text:continue-numbering="true">
        <text:list-item>
          <text:list text:continue-numbering="true">
            <text:list-item>
              <text:h text:style-name="P44" text:outline-level="2">Update QS22 Stateless image</text:h>
            </text:list-item>
          </text:list>
        </text:list-item>
      </text:list>
      <text:p text:style-name="Standard"/>
      <text:p text:style-name="P12">NOTE: before YUM/RPM commands type: </text:p>
      <text:p text:style-name="P12"><text:s text:c="18"/>rm /install/netboot/fedora8/ppc64/compute/rootimg/var/lib/rpm/__db.00*</text:p>
      <text:p text:style-name="P12"/>
      <text:p text:style-name="Standard"/>
      <text:list text:style-name="WW8Num9">
        <text:list-item text:start-value="1">
          <text:p text:style-name="List_20_Number">Update image using YUM</text:p>
          <text:p text:style-name="List_20_Number"/>
        </text:list-item>
      </text:list>
      <text:p text:style-name="P12"/>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text:soft-page-break/>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style-name="Standard"/>
      <text:p text:style-name="Text_20_body_20_indent">Add packages to compute.ppc64.pkglist and rerun genimage</text:p>
      <text:list text:style-name="WW8Num9" text:continue-numbering="true">
        <text:list-item>
          <text:p text:style-name="List_20_Number">packimage -o fedora8 -p compute -a ppc64</text:p>
        </text:list-item>
      </text:list>
      <text:list text:style-name="L1" text:continue-numbering="true">
        <text:list-item>
          <text:list text:continue-numbering="true">
            <text:list-header>
              <text:h text:style-name="P44" text:outline-level="2" text:is-list-header="true"/>
            </text:list-header>
            <text:list-item>
              <text:h text:style-name="P44" text:outline-level="2">Build <text:s/>and Install QS22 Compressed Image</text:h>
            </text:list-item>
          </text:list>
        </text:list-item>
      </text:list>
      <text:p text:style-name="Standard"><text:s text:c="3"/><text:span text:style-name="T1">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list text:style-name="L1" text:continue-numbering="true">
        <text:list-item>
          <text:list text:continue-numbering="true">
            <text:list-item>
              <text:list text:continue-numbering="true">
                <text:list-item>
                  <text:h text:style-name="P47" text:outline-level="3">Build aufs</text:h>
                </text:list-item>
              </text:list>
            </text:list-item>
          </text:list>
        </text:list-item>
      </text:lis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text:soft-page-break/>cp aufs.ko /root</text:p>
      <text:list text:style-name="L1" text:continue-numbering="true">
        <text:list-item>
          <text:list text:continue-numbering="true">
            <text:list-item>
              <text:list text:continue-numbering="true">
                <text:list-item>
                  <text:h text:style-name="P47" text:outline-level="3">Generate <text:s/>the compressed image</text:h>
                </text:list-item>
              </text:list>
            </text:list-item>
          </text:list>
        </text:list-item>
      </text:list>
      <text:p text:style-name="Text_20_body_20_indent"/>
      <text:p text:style-name="Text_20_body_20_indent">cd /opt/xcat/share/xcat/netboot/fedora</text:p>
      <text:p text:style-name="Text_20_body_20_indent">./geninitrd -i eth0 -n tg3,squashfs,aufs,loop -o fedora8 -p compute -l $(expr 100 \* 1024 \* 1024)</text:p>
      <text:list text:style-name="L1" text:continue-numbering="true">
        <text:list-item>
          <text:list text:continue-numbering="true">
            <text:list-item>
              <text:list text:continue-numbering="true">
                <text:list-item>
                  <text:h text:style-name="P47" text:outline-level="3">Pack and install <text:s text:c="2"/>the compressed image</text:h>
                </text:list-item>
              </text:list>
            </text:list-item>
          </text:list>
        </text:list-item>
      </text:list>
      <text:p text:style-name="Standard"/>
      <text:p text:style-name="P28">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4"/>
      <text:list text:style-name="L1" text:continue-numbering="true">
        <text:list-item>
          <text:list text:continue-numbering="true">
            <text:list-item>
              <text:list text:continue-numbering="true">
                <text:list-item>
                  <text:h text:style-name="P47" text:outline-level="3">Check Memory Usage</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ext:soft-page-break/>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8">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47" text:outline-level="3">Switch to <text:s/>iSCSI for more setup</text:h>
                </text:list-item>
              </text:list>
            </text:list-item>
          </text:list>
        </text:list-item>
      </text:list>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list text:style-name="L1" text:continue-numbering="true">
        <text:list-item>
          <text:h text:style-name="P43" text:outline-level="1">Build LS21 Stateless image</text:h>
          <text:h text:style-name="P43" text:outline-level="1" text:is-list-header="true"/>
        </text:list-item>
      </text:list>
      <text:p text:style-name="Standard">The LS21 image can be built on the Management Node since it is of the same architecture.</text:p>
      <text:p text:style-name="Standard">Note: <text:s/>For hierarchical support <text:span text:style-name="T3"><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oft-page-break/><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28">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8">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ext:soft-page-break/>#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29"/>
      <text:list text:style-name="WW8Num9" text:continue-numbering="true">
        <text:list-item>
          <text:p text:style-name="List_20_Number">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list text:style-name="L1" text:continue-numbering="true">
        <text:list-item>
          <text:list text:continue-numbering="true">
            <text:list-item>
              <text:h text:style-name="P44" text:outline-level="2">Update LS21 Stateless image</text:h>
            </text:list-item>
          </text:list>
        </text:list-item>
      </text:list>
      <text:p text:style-name="Standard"/>
      <text:list text:style-name="WW8Num9">
        <text:list-item text:start-value="1">
          <text:p text:style-name="List_20_Number">Update image using YUM</text:p>
          <text:p text:style-name="List_20_Number"/>
        </text:list-item>
      </text:list>
      <text:p text:style-name="P12">NOTE: before YUM/RPM commands type: </text:p>
      <text:p text:style-name="P12"><text:s text:c="18"/>rm /install/netboot/fedora8/x86_64/compute/rootimg/var/lib/rpm/__db.00*</text:p>
      <text:p text:style-name="P12"/>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x86_64/compute/rootimg -Uvh <text:span text:style-name="T3">blah.rpm</text:span></text:p>
      <text:p text:style-name="P27"/>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style-name="Standard"><text:soft-page-break/></text:p>
      <text:list text:style-name="L1" text:continue-numbering="true">
        <text:list-item>
          <text:list text:continue-numbering="true">
            <text:list-item>
              <text:h text:style-name="P44" text:outline-level="2">Build <text:s/>and Install LS21Compressed Image</text:h>
            </text:list-item>
          </text:list>
        </text:list-item>
      </text:list>
      <text:p text:style-name="Standard"/>
      <text:p text:style-name="P3">On Management Node:</text:p>
      <text:p text:style-name="P3"/>
      <text:p text:style-name="Text_20_body_20_indent">yum install kernel-devel gcc squashfs-tools</text:p>
      <text:p text:style-name="P12"/>
      <text:list text:style-name="L1" text:continue-numbering="true">
        <text:list-item>
          <text:list text:continue-numbering="true">
            <text:list-item>
              <text:list text:continue-numbering="true">
                <text:list-item>
                  <text:h text:style-name="P47" text:outline-level="3">Build aufs</text:h>
                </text:list-item>
              </text:list>
            </text:list-item>
          </text:list>
        </text:list-item>
      </text:list>
      <text:p text:style-name="P12"/>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list text:continue-numbering="true">
                <text:list-item>
                  <text:h text:style-name="P47" text:outline-level="3">Generate <text:s/>and pack the compressed image</text:h>
                </text:list-item>
              </text:list>
            </text:list-item>
          </text:list>
        </text:list-item>
      </text:list>
      <text:p text:style-name="Text_20_body_20_indent">cd /opt/xcat/share/xcat/netboot/fedora</text:p>
      <text:p text:style-name="Text_20_body_20_indent"><text:soft-page-break/>./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list text:style-name="L1" text:continue-numbering="true">
        <text:list-item>
          <text:list text:continue-numbering="true">
            <text:list-item>
              <text:list text:continue-numbering="true">
                <text:list-item>
                  <text:h text:style-name="P47" text:outline-level="3">Install the image</text:h>
                </text:list-item>
              </text:list>
            </text:list-item>
          </text:list>
        </text:list-item>
      </text:list>
      <text:p text:style-name="Text_20_body_20_indent">nodeset opteron netboot</text:p>
      <text:p text:style-name="Text_20_body_20_indent">rpower opteron <text:s/>boot</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Check memory usage:</text:h>
                    </text:list-item>
                  </text:list>
                </text:list-item>
              </text:list>
            </text:list-item>
          </text:list>
        </text:list-item>
      </text:list>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list text:style-name="L1" text:continue-numbering="true">
        <text:list-item>
          <text:h text:style-name="P43" text:outline-level="1"><text:soft-page-break/><text:s/><text:reference-mark-start text:name="Service Node to Compute Node ssh setup"/><text:reference-mark-start text:name="1.compute/rootimg/root/.ssh/authorized_keys"/>Service Node to Compute Node ssh setup<text:reference-mark-end text:name="1.compute/rootimg/root/.ssh/authorized_keys"/><text:reference-mark-end text:name="Service Node to Compute Node ssh setup"/></text:h>
        </text:list-item>
      </text:list>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cat id_rsa.pub &gt;&gt; /install/netboot/fedora8/ppc64/compute/rootimg/root/.ssh/authorized_keys</text:p>
        </text:list-item>
      </text:list>
      <text:p text:style-name="Standard"/>
      <text:list text:style-name="L1" text:continue-numbering="true">
        <text:list-item>
          <text:h text:style-name="P43" text:outline-level="1"><text:s/>Building image for 64K pages</text:h>
        </text:list-item>
      </text:list>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8">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text:soft-page-break/>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list text:style-name="L1" text:continue-numbering="true">
        <text:list-item>
          <text:list text:continue-numbering="true">
            <text:list-item>
              <text:h text:style-name="P44" text:outline-level="2"><text:s/>Rebuild aufs</text:h>
            </text:list-item>
          </text:list>
        </text:list-item>
      </text:list>
      <text:p text:style-name="Standard"/>
      <text:p text:style-name="Text_20_body_20_indent">Rebuild aufs.so</text:p>
      <text:p text:style-name="Text_20_body_20_indent"/>
      <text:p text:style-name="Text_20_body_20_indent">rm -rf aufs</text:p>
      <text:p text:style-name="Text_20_body_20_indent"><text:soft-page-break/>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
      <text:p text:style-name="P28">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tab/>cp vmlinuz-2.6.23.1-42.fc8-64k /install/netboot/fedora8/ppc64/compute/kernel</text:p>
      <text:list text:style-name="L1" text:continue-numbering="true">
        <text:list-item>
          <text:list text:continue-numbering="true">
            <text:list-item>
              <text:h text:style-name="P44" text:outline-level="2">Test unsquashed:</text:h>
            </text:list-item>
          </text:list>
        </text:list-item>
      </text:list>
      <text:p text:style-name="Standard"/>
      <text:p text:style-name="Standard"/>
      <text:p text:style-name="Text_20_body_20_indent"><text:tab/><text:span text:style-name="T1">On <text:s/>rraa047b:</text:span></text:p>
      <text:p text:style-name="P12"/>
      <text:p text:style-name="P12"><text:tab/>cd /root</text:p>
      <text:p text:style-name="P12"><text:tab/>./geninitrd -i eth0 -n tg3 -o fedora8 -p compute -k 2.6.23.1-42.fc8-64k</text:p>
      <text:p text:style-name="P12"/>
      <text:p text:style-name="P12"><text:tab/><text:span text:style-name="T1">On Management Node:</text:span></text:p>
      <text:p text:style-name="P12"/>
      <text:p text:style-name="P12"><text:tab/>rm -f /install/netboot/fedora8/ppc64/compute/rootimg.sfs</text:p>
      <text:p text:style-name="P12"><text:tab/>packimage -a ppc64 -o fedora8 -p compute -m cpio</text:p>
      <text:p text:style-name="P12"><text:tab/>nodech rra047b nodetype.profile=compute nodetype.os=fedora8</text:p>
      <text:p text:style-name="P12"><text:tab/>gnodeset rra047b netboot</text:p>
      <text:p text:style-name="P12"><text:tab/>rpower rra047b boot</text:p>
      <text:p text:style-name="P12"/>
      <text:list text:style-name="L1" text:continue-numbering="true">
        <text:list-item>
          <text:list text:continue-numbering="true">
            <text:list-item>
              <text:list text:continue-numbering="true">
                <text:list-item>
                  <text:h text:style-name="P47" text:outline-level="3"><text:soft-page-break/><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list text:style-name="L1" text:continue-numbering="true">
        <text:list-item>
          <text:list text:continue-numbering="true">
            <text:list-item>
              <text:h text:style-name="P44" text:outline-level="2">Test squash</text:h>
            </text:list-item>
          </text:list>
        </text:list-item>
      </text:list>
      <text:p text:style-name="Text_20_body_20_indent"><text:tab/><text:span text:style-name="T1">On <text:s/>rra047b:</text:span></text:p>
      <text:p text:style-name="P12"/>
      <text:p text:style-name="P12"><text:tab/>cd /root</text:p>
      <text:p text:style-name="P12"><text:tab/>./geninitrd -i eth0 -n tg3,squashfs,aufs,loop -o fedora8 -p compute -k 2.6.23.1-42.fc8-64k -l $(expr 100 \* 1024 \* 1024)</text:p>
      <text:p text:style-name="P12"/>
      <text:p text:style-name="Text_20_body_20_indent"><text:tab/><text:span text:style-name="T1">On Management Node:</text:span> </text:p>
      <text:p text:style-name="Text_20_body_20_indent"/>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list text:style-name="L1" text:continue-numbering="true">
        <text:list-item>
          <text:list text:continue-numbering="true">
            <text:list-item>
              <text:list text:continue-numbering="true">
                <text:list-item>
                  <text:h text:style-name="P47"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text:soft-page-break/>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h text:style-name="P44" text:outline-level="2"><text:s/>Switch back to 4K pages</text:h>
            </text:list-item>
          </text:list>
        </text:list-item>
      </text:list>
      <text:p text:style-name="Text_20_body_20_indent"/>
      <text:p text:style-name="Text_20_body_20_indent"><text:tab/><text:span text:style-name="T1">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tab/>OR</text:p>
      <text:p text:style-name="Text_20_body_20_indent"/>
      <text:p text:style-name="Text_20_body_20_indent"><text:tab/>./geninitrd -i eth0 -n tg3,squashfs,aufs,loop -o fedora8 -p compute -l $(expr 100 \* 1024 \* 1024)</text:p>
      <text:p text:style-name="Text_20_body_20_indent"><text:tab/><text:span text:style-name="T1">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2"><text:soft-page-break/>====================================================================================================</text:p>
      <text:p text:style-name="Standard"/>
      <text:list text:style-name="L1" text:continue-numbering="true">
        <text:list-item>
          <text:h text:style-name="P43" text:outline-level="1"><text:s/>Installing OpenLDAP</text:h>
        </text:list-item>
      </text:list>
      <text:p text:style-name="Standard"/>
      <text:list text:style-name="L1" text:continue-numbering="true">
        <text:list-item>
          <text:list text:continue-numbering="true">
            <text:list-item>
              <text:h text:style-name="P44" text:outline-level="2">Setup LDAP Server</text:h>
            </text:list-item>
          </text:list>
        </text:list-item>
      </text:list>
      <text:p text:style-name="Standard"/>
      <text:p text:style-name="P3">On the management node:</text:p>
      <text:p text:style-name="P3"/>
      <text:list text:style-name="WW8Num9" text:continue-numbering="true">
        <text:list-header>
          <text:p text:style-name="P21"/>
        </text:list-header>
      </text:list>
      <text:list text:style-name="WW8Num9">
        <text:list-item text:start-value="1">
          <text:p text:style-name="List_20_Number">export /home (rw) for testing</text:p>
        </text:list-item>
        <text:list-item>
          <text:p text:style-name="List_20_Number">add a test userid : IBM</text:p>
        </text:list-item>
      </text:list>
      <text:p text:style-name="Standard"/>
      <text:p text:style-name="Standard"/>
      <text:p text:style-name="Text_20_body_20_indent">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text:soft-page-break/></text:p>
      <text:list text:style-name="WW8Num9" text:continue-numbering="true">
        <text:list-item>
          <text:p text:style-name="List_20_Number">Set permissions :</text:p>
        </text:list-item>
      </text:list>
      <text:p text:style-name="Standard"/>
      <text:p text:style-name="Text_20_body_20_indent">chown -R ibm.ibm ~ibm</text:p>
      <text:p text:style-name="Text_20_body_20_indent">chmod 700 ~ibm/.ssh</text:p>
      <text:p text:style-name="Text_20_body_20_indent">chmod 600 ~ibm/.ssh/*</text:p>
      <text:p text:style-name="Text_20_body_20_indent"/>
      <text:list text:style-name="L1" text:continue-numbering="true">
        <text:list-item>
          <text:list text:continue-numbering="true">
            <text:list-item>
              <text:list text:continue-numbering="true">
                <text:list-item>
                  <text:h text:style-name="P47" text:outline-level="3">Install the <text:s/>LDAP rpms </text:h>
                </text:list-item>
              </text:list>
            </text:list-item>
          </text:list>
        </text:list-item>
      </text:list>
      <text:list text:style-name="WW8Num9" text:continue-numbering="true">
        <text:list-header>
          <text:p text:style-name="P21"/>
        </text:list-header>
      </text:list>
      <text:p text:style-name="P5">yum install openldap-servers</text:p>
      <text:p text:style-name="P5"/>
      <text:p text:style-name="P5">The following rpms should be installed:</text:p>
      <text:p text:style-name="P51"/>
      <text:p text:style-name="P30">openldap-*</text:p>
      <text:p text:style-name="P30">openldap-devel-*</text:p>
      <text:p text:style-name="P30">openldap-clients-*</text:p>
      <text:p text:style-name="P15"><text:s text:c="5"/>openldap-servers-*</text:p>
      <text:p text:style-name="P30"/>
      <text:list text:style-name="L1" text:continue-numbering="true">
        <text:list-item>
          <text:list text:continue-numbering="true">
            <text:list-header>
              <text:h text:style-name="P44" text:outline-level="2" text:is-list-header="true"/>
              <text:list>
                <text:list-item>
                  <text:h text:style-name="P47" text:outline-level="3"><text:s/>Configure LDAP</text:h>
                </text:list-item>
              </text:list>
            </text:list-header>
          </text:list>
        </text:list-item>
      </text:list>
      <text:list text:style-name="WW8Num9">
        <text:list-item text:start-value="1">
          <text:p text:style-name="List_20_Number">cd <text:s/>/etc/ldap</text:p>
          <text:p text:style-name="List_20_Number"/>
        </text:list-item>
        <text:list-item>
          <text:p text:style-name="List_20_Number"><text:span text:style-name="T1">edit </text:span><text:span text:style-name="T6">slapd.conf</text:span></text:p>
          <text:p text:style-name="P23"/>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text:soft-page-break/></text:p>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1">access to attrs=shadowLastChange</text:p>
      <text:p text:style-name="Text_20_body_20_indent"><text:s text:c="8"/>by dn="uid=admin,ou=People,dc=cluster,dc=net" write</text:p>
      <text:p text:style-name="Text_20_body_20_indent"><text:s text:c="8"/>by self write</text:p>
      <text:p text:style-name="Text_20_body_20_indent"><text:s text:c="8"/>by * read</text:p>
      <text:p text:style-name="P13"/>
      <text:list text:style-name="WW8Num9" text:continue-numbering="true">
        <text:list-item>
          <text:p text:style-name="List_20_Number">c<text:span text:style-name="T9">p /etc/openldap/DB_CONFIG.example /var/lib/ldap/DB_CONFIG</text:span></text:p>
        </text:list-item>
        <text:list-item>
          <text:p text:style-name="P22">start <text:s/>ldap</text:p>
          <text:p text:style-name="P22">service ldap start</text:p>
        </text:list-item>
      </text:list>
      <text:list text:style-name="L1" text:continue-numbering="true">
        <text:list-item>
          <text:list text:continue-numbering="true">
            <text:list-item>
              <text:list text:continue-numbering="true">
                <text:list-item>
                  <text:h text:style-name="P47" text:outline-level="3"><text:span text:style-name="T9"><text:s/></text:span><text:span text:style-name="T10">Migrate Users</text:span></text:h>
                </text:list-item>
              </text:list>
            </text:list-item>
          </text:list>
        </text:list-item>
      </text:list>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text:soft-page-break/>./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2"/>
      <text:p text:style-name="Standard"/>
      <text:p text:style-name="Standard"/>
      <text:list text:style-name="L1" text:continue-numbering="true">
        <text:list-item>
          <text:list text:continue-numbering="true">
            <text:list-item>
              <text:h text:style-name="P44"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47"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47" text:outline-level="3"><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8">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8">Edit etc/openldap/ldap.conf with these changes:</text:p>
      <text:p text:style-name="Text_20_body_20_indent"/>
      <text:p text:style-name="Text_20_body_20_indent">URI <text:s/>ldap://11.16.0.1</text:p>
      <text:p text:style-name="Text_20_body_20_indent"><text:soft-page-break/>BASE dc=cluster,dc=net</text:p>
      <text:p text:style-name="Text_20_body_20_indent"/>
      <text:p text:style-name="P28">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8">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Add to fstab to Mount /home for testing:</text:p>
      <text:p text:style-name="Text_20_body_20_indent"/>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P47" text:outline-level="3"><text:s/>Build the image and <text:s/>install </text:h>
                </text:list-item>
              </text:list>
            </text:list-item>
          </text:list>
        </text:list-item>
      </text:list>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text:soft-page-break/></text:p>
      <text:list text:style-name="L1" text:continue-numbering="true">
        <text:list-item>
          <text:h text:style-name="P43" text:outline-level="1"><text:s/>Setup Hierarchical LDAP</text:h>
        </text:list-item>
      </text:list>
      <text:p text:style-name="Standard">TBD</text:p>
      <text:p text:style-name="Standard"/>
      <text:list text:style-name="L1" text:continue-numbering="true">
        <text:list-item>
          <text:h text:style-name="P43" text:outline-level="1"><text:s/>Install <text:s/>Torque</text:h>
          <text:list>
            <text:list-item>
              <text:h text:style-name="P44" text:outline-level="2"><text:s text:c="2"/>Setup Torque Server</text:h>
            </text:list-item>
          </text:list>
        </text:list-item>
      </text:list>
      <text:p text:style-name="Text_20_body_20_indent">cd /tmp</text:p>
      <text:p text:style-name="Text_20_body_20_indent"><text:span text:style-name="T8">w</text:span><text:span text:style-name="T7">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list text:style-name="L1" text:continue-numbering="true">
        <text:list-item>
          <text:list text:continue-numbering="true">
            <text:list-item>
              <text:h text:style-name="P44" text:outline-level="2">Configure Torque</text:h>
            </text:list-item>
          </text:list>
        </text:list-item>
      </text:list>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text:soft-page-break/>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list text:style-name="L1" text:continue-numbering="true">
        <text:list-item>
          <text:list text:continue-numbering="true">
            <text:list-item>
              <text:h text:style-name="P44" text:outline-level="2"><text:s/>Define Nodes</text:h>
            </text:list-item>
          </text:list>
        </text:list-item>
      </text:list>
      <text:p text:style-name="Text_20_body_20_indent">cd /var/spool/pbs/server_priv</text:p>
      <text:p text:style-name="Text_20_body_20_indent">nodels '/rr.*a' groups | sed 's/: groups://' | sed 's/,/ /g' | sed 's/$/ np=4/' &gt;nodes</text:p>
      <text:p text:style-name="Text_20_body_20_indent"/>
      <text:list text:style-name="L1" text:continue-numbering="true">
        <text:list-item>
          <text:list text:continue-numbering="true">
            <text:list-item>
              <text:h text:style-name="P44" text:outline-level="2"><text:s/>Setup and Start Service</text:h>
            </text:list-item>
          </text:list>
        </text:list-item>
      </text:list>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list text:style-name="L1" text:continue-numbering="true">
        <text:list-item>
          <text:list text:continue-numbering="true">
            <text:list-item>
              <text:h text:style-name="P44" text:outline-level="2"><text:s/>Install pbstop</text:h>
            </text:list-item>
          </text:list>
        </text:list-item>
      </text:list>
      <text:p text:style-name="Standard"/>
      <text:p text:style-name="Text_20_body_20_indent">cp -f /opt/xcat/share/xcat/netboot/add-on/torque/pbstop /opt/torque/x86_64/bin/</text:p>
      <text:p text:style-name="Text_20_body_20_indent">chmod 755 /opt/torque/x86_64/bin/pbstop</text:p>
      <text:p text:style-name="Standard"><text:soft-page-break/></text:p>
      <text:list text:style-name="L1" text:continue-numbering="true">
        <text:list-item>
          <text:list text:continue-numbering="true">
            <text:list-item>
              <text:h text:style-name="P44" text:outline-level="2"><text:s/>Install Perl Curses for PBS top</text:h>
            </text:list-item>
          </text:list>
        </text:list-item>
      </text:list>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6"/>
      <text:p text:style-name="P17"/>
      <text:list text:style-name="L1" text:continue-numbering="true">
        <text:list-item>
          <text:list text:continue-numbering="true">
            <text:list-item>
              <text:h text:style-name="P44" text:outline-level="2"><text:s/>Create a Torque default queue</text:h>
            </text:list-item>
          </text:list>
        </text:list-item>
      </text:list>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list text:style-name="L1" text:continue-numbering="true">
        <text:list-item>
          <text:list text:continue-numbering="true">
            <text:list-item>
              <text:h text:style-name="P44" text:outline-level="2"><text:s/>Setup Torque Client ( x86_64 only)</text:h>
            </text:list-item>
          </text:list>
        </text:list-item>
      </text:list>
      <text:p text:style-name="Standard"/>
      <text:list text:style-name="L1" text:continue-numbering="true">
        <text:list-item>
          <text:list text:continue-numbering="true">
            <text:list-item>
              <text:list text:continue-numbering="true">
                <text:list-item>
                  <text:h text:style-name="P47" text:outline-level="3"><text:s/>Install Torque</text:h>
                </text:list-item>
              </text:list>
            </text:list-item>
          </text:list>
        </text:list-item>
      </text:list>
      <text:p text:style-name="Standard"/>
      <text:p text:style-name="Text_20_body_20_indent">cd /opt/xcat/share/xcat/netboot/add-on/torque</text:p>
      <text:p text:style-name="Text_20_body_20_indent"><text:soft-page-break/>./add_torque /install/netboot/fedora8/x86_64/compute/rootimg mn20 /opt/torque x86_64 local</text:p>
      <text:p text:style-name="Text_20_body_20_indent"/>
      <text:list text:style-name="L1" text:continue-numbering="true">
        <text:list-item>
          <text:list text:continue-numbering="true">
            <text:list-item>
              <text:list text:continue-numbering="true">
                <text:list-item>
                  <text:h text:style-name="P47" text:outline-level="3"><text:s/>Configure Torqu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48" text:outline-level="4"><text:s/>Setup Access</text:h>
                    </text:list-item>
                  </text:list>
                </text:list-item>
              </text:list>
            </text:list-item>
          </text:list>
        </text:list-item>
      </text:list>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8">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Setup node to node ssh for root </text:h>
                    </text:list-item>
                  </text:list>
                </text:list-item>
              </text:list>
            </text:list-item>
          </text:list>
        </text:list-item>
      </text:list>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8">Setup the config file:</text:p>
      <text:p text:style-name="Text_20_body_20_indent">echo "StrictHostKeyChecking no</text:p>
      <text:p text:style-name="Text_20_body_20_indent">FallBackToRsh no</text:p>
      <text:p text:style-name="Text_20_body_20_indent"><text:soft-page-break/>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list text:style-name="L1" text:continue-numbering="true">
        <text:list-item>
          <text:list text:continue-numbering="true">
            <text:list-item>
              <text:list text:continue-numbering="true">
                <text:list-item>
                  <text:h text:style-name="P47" text:outline-level="3"><text:s text:c="2"/>Pack and Install image</text:h>
                </text:list-item>
              </text:list>
            </text:list-item>
          </text:list>
        </text:list-item>
      </text:list>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list text:style-name="L1" text:continue-numbering="true">
        <text:list-item>
          <text:h text:style-name="P43" text:outline-level="1"><text:s/>Setup Moab</text:h>
        </text:list-item>
      </text:list>
      <text:p text:style-name="Standard"/>
      <text:list text:style-name="L1" text:continue-numbering="true">
        <text:list-item>
          <text:list text:continue-numbering="true">
            <text:list-item>
              <text:h text:style-name="P44" text:outline-level="2"><text:s/>Install Moab</text:h>
            </text:list-item>
          </text:list>
        </text:list-item>
      </text:list>
      <text:p text:style-name="Standard"/>
      <text:p text:style-name="Text_20_body_20_indent">cd /tmp</text:p>
      <text:p text:style-name="P33">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list text:style-name="L1" text:continue-numbering="true">
        <text:list-item>
          <text:list text:continue-numbering="true">
            <text:list-item>
              <text:h text:style-name="P44" text:outline-level="2">Configure Moab</text:h>
            </text:list-item>
          </text:list>
        </text:list-item>
      </text:list>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text:soft-page-break/></text:p>
      <text:p text:style-name="Text_20_body_20_indent">chmod 755 /etc/profile.d/moab.sh</text:p>
      <text:p text:style-name="Text_20_body_20_indent">source /etc/profile.d/moab.sh</text:p>
      <text:p text:style-name="Text_20_body_20_indent"/>
      <text:p text:style-name="Text_20_body_20_indent">Edit <text:s/>moab.cfg, </text:p>
      <text:p text:style-name="P28">change:</text:p>
      <text:p text:style-name="Text_20_body_20_indent"/>
      <text:p text:style-name="Text_20_body_20_indent">RMCFG[mn20] <text:s text:c="5"/>TYPE=NONE</text:p>
      <text:p text:style-name="Text_20_body_20_indent"/>
      <text:p text:style-name="P28">to:</text:p>
      <text:p text:style-name="Text_20_body_20_indent"/>
      <text:p text:style-name="Text_20_body_20_indent">RMCFG[mn20] <text:s text:c="5"/>TYPE=pbs</text:p>
      <text:p text:style-name="Text_20_body_20_indent"/>
      <text:p text:style-name="P28">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list text:style-name="L1" text:continue-numbering="true">
        <text:list-item>
          <text:list text:continue-numbering="true">
            <text:list-item>
              <text:list text:continue-numbering="true">
                <text:list-item>
                  <text:h text:style-name="P47" text:outline-level="3"><text:s/>Start Moab</text:h>
                </text:list-item>
              </text:list>
            </text:list-item>
          </text:list>
        </text:list-item>
      </text:list>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list text:style-name="L1" text:continue-numbering="true">
        <text:list-item>
          <text:h text:style-name="P43" text:outline-level="1"><text:soft-page-break/>References</text:h>
        </text:list-item>
      </text:list>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21T16:10:23</dc:date>
    <meta:print-date>2008-03-11T09:01:00</meta:print-date>
    <meta:editing-cycles>84</meta:editing-cycles>
    <meta:editing-duration>P1DT16H32M13S</meta:editing-duration>
    <meta:user-defined meta:name="Info 1"/>
    <meta:user-defined meta:name="Info 2"/>
    <meta:user-defined meta:name="Info 3"/>
    <meta:user-defined meta:name="Info 4"/>
    <meta:document-statistic meta:table-count="0" meta:image-count="0" meta:object-count="0" meta:page-count="46" meta:paragraph-count="1093" meta:word-count="7701" meta:character-count="49722"/>
  </office:meta>
</office:document-meta>
</file>